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7db60" officeooo:paragraph-rsid="0007db60" style:font-weight-asian="bold" style:font-weight-complex="bold"/>
    </style:style>
    <style:style style:name="P3" style:family="paragraph" style:parent-style-name="Standard">
      <style:text-properties fo:font-weight="bold" officeooo:rsid="00082b36" officeooo:paragraph-rsid="00082b36" style:font-weight-asian="bold" style:font-weight-complex="bold"/>
    </style:style>
    <style:style style:name="P4" style:family="paragraph" style:parent-style-name="Standard">
      <style:text-properties officeooo:paragraph-rsid="0007db60"/>
    </style:style>
    <style:style style:name="P5" style:family="paragraph" style:parent-style-name="Standard">
      <style:text-properties style:text-underline-style="none" fo:font-weight="bold" officeooo:rsid="0007db60" officeooo:paragraph-rsid="0007db60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82b36" officeooo:paragraph-rsid="00082b36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7db60" officeooo:paragraph-rsid="0007db6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8134b" officeooo:paragraph-rsid="0008134b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82b36" officeooo:paragraph-rsid="00082b3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7db60" officeooo:paragraph-rsid="0007db6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7db60" officeooo:paragraph-rsid="0007db6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8134b" officeooo:paragraph-rsid="0007db6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ab4a1" officeooo:paragraph-rsid="000ab4a1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082b36" officeooo:paragraph-rsid="00082b36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9018a" officeooo:paragraph-rsid="0009018a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b8caf" officeooo:paragraph-rsid="000b8ca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c3ce9" officeooo:paragraph-rsid="000c3ce9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5aea9" officeooo:paragraph-rsid="0015aea9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7db60" officeooo:paragraph-rsid="0007db60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5aea9" officeooo:paragraph-rsid="0015aea9" style:font-weight-asian="bold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0ab4a1" officeooo:paragraph-rsid="000ab4a1" style:font-weight-asian="bold" style:font-weight-complex="bold"/>
    </style:style>
    <style:style style:name="P23" style:family="paragraph" style:parent-style-name="Standard">
      <style:text-properties fo:font-weight="bold" officeooo:rsid="000ceeca" officeooo:paragraph-rsid="000ceeca" style:font-weight-asian="bold" style:font-weight-complex="bold"/>
    </style:style>
    <style:style style:name="P24" style:family="paragraph" style:parent-style-name="Standard">
      <style:text-properties fo:font-weight="bold" officeooo:rsid="000ea3f6" officeooo:paragraph-rsid="000ea3f6" style:font-weight-asian="bold" style:font-weight-complex="bold"/>
    </style:style>
    <style:style style:name="P25" style:family="paragraph" style:parent-style-name="Standard">
      <style:text-properties fo:font-weight="bold" officeooo:rsid="0013b76e" officeooo:paragraph-rsid="0013b76e" style:font-weight-asian="bold" style:font-weight-complex="bold"/>
    </style:style>
    <style:style style:name="P26" style:family="paragraph" style:parent-style-name="Standard">
      <style:text-properties fo:font-weight="bold" officeooo:rsid="0014d8b1" officeooo:paragraph-rsid="0014d8b1" style:font-weight-asian="bold" style:font-weight-complex="bold"/>
    </style:style>
    <style:style style:name="P27" style:family="paragraph" style:parent-style-name="Standard">
      <style:text-properties fo:font-weight="bold" officeooo:rsid="0015aea9" officeooo:paragraph-rsid="0015aea9" style:font-weight-asian="bold" style:font-weight-complex="bold"/>
    </style:style>
    <style:style style:name="P28" style:family="paragraph" style:parent-style-name="Standard">
      <style:text-properties officeooo:paragraph-rsid="000b8caf"/>
    </style:style>
    <style:style style:name="P29" style:family="paragraph" style:parent-style-name="Standard">
      <style:text-properties officeooo:rsid="000ceeca" officeooo:paragraph-rsid="000ceeca"/>
    </style:style>
    <style:style style:name="P30" style:family="paragraph" style:parent-style-name="Standard">
      <style:text-properties officeooo:paragraph-rsid="000ceeca"/>
    </style:style>
    <style:style style:name="P31" style:family="paragraph" style:parent-style-name="Standard">
      <style:text-properties officeooo:rsid="000ea3f6" officeooo:paragraph-rsid="000ea3f6"/>
    </style:style>
    <style:style style:name="P32" style:family="paragraph" style:parent-style-name="Standard">
      <style:text-properties officeooo:paragraph-rsid="000ea3f6"/>
    </style:style>
    <style:style style:name="P33" style:family="paragraph" style:parent-style-name="Standard">
      <style:text-properties officeooo:rsid="000fd807" officeooo:paragraph-rsid="000fd807"/>
    </style:style>
    <style:style style:name="P34" style:family="paragraph" style:parent-style-name="Standard">
      <style:text-properties officeooo:paragraph-rsid="00125002"/>
    </style:style>
    <style:style style:name="P35" style:family="paragraph" style:parent-style-name="Standard">
      <style:text-properties officeooo:rsid="00125002" officeooo:paragraph-rsid="00125002"/>
    </style:style>
    <style:style style:name="P36" style:family="paragraph" style:parent-style-name="Standard">
      <style:text-properties officeooo:rsid="0013b76e" officeooo:paragraph-rsid="0013b76e"/>
    </style:style>
    <style:style style:name="P37" style:family="paragraph" style:parent-style-name="Standard">
      <style:text-properties officeooo:rsid="0014d8b1" officeooo:paragraph-rsid="0014d8b1"/>
    </style:style>
    <style:style style:name="P38" style:family="paragraph" style:parent-style-name="Standard">
      <style:text-properties officeooo:paragraph-rsid="0014d8b1"/>
    </style:style>
    <style:style style:name="P39" style:family="paragraph" style:parent-style-name="Standard">
      <style:text-properties officeooo:rsid="0015aea9" officeooo:paragraph-rsid="0015aea9"/>
    </style:style>
    <style:style style:name="P40" style:family="paragraph" style:parent-style-name="Standard">
      <style:text-properties fo:font-weight="normal" officeooo:rsid="0015aea9" officeooo:paragraph-rsid="0015aea9" style:font-weight-asian="normal" style:font-weight-complex="normal"/>
    </style:style>
    <style:style style:name="T1" style:family="text">
      <style:text-properties officeooo:rsid="0007db6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7db60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12500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115f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7db60" style:font-weight-asian="bold" style:font-weight-complex="bold"/>
    </style:style>
    <style:style style:name="T11" style:family="text">
      <style:text-properties style:text-underline-style="none" fo:font-weight="bold" officeooo:rsid="000b8caf" style:font-weight-asian="bold" style:font-weight-complex="bold"/>
    </style:style>
    <style:style style:name="T12" style:family="text">
      <style:text-properties style:text-underline-style="none" fo:font-weight="bold" officeooo:rsid="000ea3f6" style:font-weight-asian="bold" style:font-weight-complex="bold"/>
    </style:style>
    <style:style style:name="T13" style:family="text">
      <style:text-properties style:text-underline-style="none" fo:font-weight="bold" officeooo:rsid="001115f8" style:font-weight-asian="bold" style:font-weight-complex="bold"/>
    </style:style>
    <style:style style:name="T14" style:family="text">
      <style:text-properties style:text-underline-style="none" fo:font-weight="bold" officeooo:rsid="00125002" style:font-weight-asian="bold" style:font-weight-complex="bold"/>
    </style:style>
    <style:style style:name="T15" style:family="text">
      <style:text-properties style:text-underline-style="none" fo:font-weight="bold" officeooo:rsid="0013b76e" style:font-weight-asian="bold" style:font-weight-complex="bold"/>
    </style:style>
    <style:style style:name="T16" style:family="text">
      <style:text-properties style:text-underline-style="none" fo:font-weight="bold" officeooo:rsid="0014d8b1" style:font-weight-asian="bold" style:font-weight-complex="bold"/>
    </style:style>
    <style:style style:name="T17" style:family="text">
      <style:text-properties style:text-underline-style="none" officeooo:rsid="0008134b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0b8caf" style:font-weight-asian="normal" style:font-weight-complex="normal"/>
    </style:style>
    <style:style style:name="T20" style:family="text">
      <style:text-properties style:text-underline-style="none" fo:font-weight="normal" officeooo:rsid="000ceeca" style:font-weight-asian="normal" style:font-weight-complex="normal"/>
    </style:style>
    <style:style style:name="T21" style:family="text">
      <style:text-properties style:text-underline-style="none" fo:font-weight="normal" officeooo:rsid="000ea3f6" style:font-weight-asian="normal" style:font-weight-complex="normal"/>
    </style:style>
    <style:style style:name="T22" style:family="text">
      <style:text-properties style:text-underline-style="none" fo:font-weight="normal" officeooo:rsid="000fd807" style:font-weight-asian="normal" style:font-weight-complex="normal"/>
    </style:style>
    <style:style style:name="T23" style:family="text">
      <style:text-properties style:text-underline-style="none" fo:font-weight="normal" officeooo:rsid="0014d8b1" style:font-weight-asian="normal" style:font-weight-complex="normal"/>
    </style:style>
    <style:style style:name="T24" style:family="text">
      <style:text-properties style:text-underline-style="none" fo:font-weight="normal" officeooo:rsid="0015aea9" style:font-weight-asian="normal" style:font-weight-complex="normal"/>
    </style:style>
    <style:style style:name="T25" style:family="text">
      <style:text-properties style:text-underline-style="none" officeooo:rsid="000b8caf"/>
    </style:style>
    <style:style style:name="T26" style:family="text">
      <style:text-properties style:text-underline-style="none" officeooo:rsid="000ea3f6"/>
    </style:style>
    <style:style style:name="T27" style:family="text">
      <style:text-properties style:text-underline-style="none" officeooo:rsid="0014d8b1"/>
    </style:style>
    <style:style style:name="T28" style:family="text">
      <style:text-properties officeooo:rsid="0008134b"/>
    </style:style>
    <style:style style:name="T29" style:family="text">
      <style:text-properties officeooo:rsid="00082b36"/>
    </style:style>
    <style:style style:name="T30" style:family="text">
      <style:text-properties officeooo:rsid="0009018a"/>
    </style:style>
    <style:style style:name="T31" style:family="text">
      <style:text-properties officeooo:rsid="000ab4a1"/>
    </style:style>
    <style:style style:name="T32" style:family="text">
      <style:text-properties officeooo:rsid="000b8c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Elastic search :</text:span></text:p>
      <text:p text:style-name="P1"/>
      <text:p text:style-name="P22">I am omitting -H ‘“Content-Type”: “application/json”’ in curl request but it has to placed in every request.</text:p>
      <text:p text:style-name="P1"/>
      <text:p text:style-name="P3">=========================================================</text:p>
      <text:p text:style-name="P2">1. <text:span text:style-name="T2">creating index with mapping:</text:span></text:p>
      <text:p text:style-name="P7"/>
      <text:p text:style-name="P7">below down created movie index with mapping associated it . Mappings takes properties field and in that properties we have term for that document.</text:p>
      <text:p text:style-name="P19"/>
      <text:p text:style-name="P7">-----------------------------------------------------------------------------------------------</text:p>
      <text:p text:style-name="P5">request : </text:p>
      <text:p text:style-name="P5"/>
      <text:p text:style-name="P19">raider@Georgian:~$ curl -XPUT 127.0.0.1:9200/movies -d '</text:p>
      <text:p text:style-name="P19">{ <text:s/>"mappings": {</text:p>
      <text:p text:style-name="P19"><text:s text:c="17"/>"properties" : {</text:p>
      <text:p text:style-name="P19"><text:s text:c="33"/>"year" : {</text:p>
      <text:p text:style-name="P19"><text:s text:c="44"/>"type":"date"</text:p>
      <text:p text:style-name="P19"><text:s text:c="35"/>},</text:p>
      <text:p text:style-name="P19"><text:s text:c="34"/>"category" : {</text:p>
      <text:p text:style-name="P19"><text:s text:c="46"/>"type":"keyword"</text:p>
      <text:p text:style-name="P19"><text:s text:c="46"/>}</text:p>
      <text:p text:style-name="P19"><text:s text:c="32"/>}</text:p>
      <text:p text:style-name="P19"><text:s text:c="19"/>}</text:p>
      <text:p text:style-name="P19">}'</text:p>
      <text:p text:style-name="P19"/>
      <text:p text:style-name="P19"/>
      <text:p text:style-name="P5">response : {"acknowledged":true,"shards_acknowledged":true,"index":"movies"}</text:p>
      <text:p text:style-name="P5">----------------------------------------------------------------------------------------------</text:p>
      <text:p text:style-name="P5"/>
      <text:p text:style-name="P6">=========================================================</text:p>
      <text:p text:style-name="P5">2. get mapping of movie <text:span text:style-name="T7"><text:s/></text:span>index</text:p>
      <text:p text:style-name="P5"/>
      <text:p text:style-name="P5">------------------------------------------------------------------------------------------</text:p>
      <text:p text:style-name="P4"><text:span text:style-name="T4">request</text:span><text:span text:style-name="T10"> : </text:span></text:p>
      <text:p text:style-name="P5"/>
      <text:p text:style-name="P5">curl -XGET 127.0.0.1:9200/movies/_mapping</text:p>
      <text:p text:style-name="P5"/>
      <text:p text:style-name="P5"><text:span text:style-name="T3">response</text:span> :</text:p>
      <text:p text:style-name="P5"><text:s/></text:p>
      <text:p text:style-name="P5">{"movies":{"mappings":{"properties":{"category":{"type":"keyword"},"year":{"type":"date"}}}}}</text:p>
      <text:p text:style-name="P5"/>
      <text:p text:style-name="P5">-----------------------------------------------------------------------------------------------------</text:p>
      <text:p text:style-name="P6"/>
      <text:p text:style-name="P6">===========================================================</text:p>
      <text:p text:style-name="P5">3. creating movie document in movie index</text:p>
      <text:p text:style-name="P5"/>
      <text:p text:style-name="P5">------------------------------------------------------------------------------------------------</text:p>
      <text:p text:style-name="P10">request 1 : <text:span text:style-name="T8"><text:s text:c="2"/></text:span><text:span text:style-name="T17">here we are creating document for movie index (which is same as row in table ). </text:span></text:p>
      <text:p text:style-name="P12"><text:soft-page-break/>_doc is type of index movies (but it is deprecated after Elasticsearch 7.0). _doc/1 -&gt; this 1 is id for this particular document and after -d we have added the movie detail. </text:p>
      <text:p text:style-name="P10"/>
      <text:p text:style-name="P7"/>
      <text:p text:style-name="P7">curl -XPOST 127.0.0.1:9200/movies/_doc/1 -d '</text:p>
      <text:p text:style-name="P7">{ <text:s text:c="7"/>"genre" : ["IMAX","SCI-FI"],</text:p>
      <text:p text:style-name="P7"><text:s text:c="10"/>"year" : 2014,</text:p>
      <text:p text:style-name="P7"><text:s text:c="9"/>"title" : "Interstellar",</text:p>
      <text:p text:style-name="P7"><text:s text:c="9"/>"category" : "Car Wash"</text:p>
      <text:p text:style-name="P7">}'</text:p>
      <text:p text:style-name="P7"/>
      <text:p text:style-name="P7">response : <text:span text:style-name="T28">In response , we are seeing document is created and all detail . If you put updated value against Id 1 then it will be updated </text:span></text:p>
      <text:p text:style-name="P7"/>
      <text:p text:style-name="P7">{"_index":"movies","_type":"_doc","_id":"1","_version":1,"result":"created","_shards":{"total":2,"successful":1,"failed":0},"_seq_no":0,"_primary_term":1}</text:p>
      <text:p text:style-name="P7"/>
      <text:p text:style-name="P7"/>
      <text:p text:style-name="P7">-------------------------------------------------------------------------------</text:p>
      <text:p text:style-name="P7">request 2 : </text:p>
      <text:p text:style-name="P7"/>
      <text:p text:style-name="P7">curl -XPOST 127.0.0.1:9200/movies/_doc/1 -d '</text:p>
      <text:p text:style-name="P7">{ <text:s text:c="7"/>"genre" : ["COMEDY","SCI-FI"],</text:p>
      <text:p text:style-name="P7"><text:s text:c="9"/>"year" : 2014,</text:p>
      <text:p text:style-name="P7"><text:s text:c="9"/>"title" : "PK",</text:p>
      <text:p text:style-name="P7"><text:s text:c="9"/>"category" : "Car Sedan"</text:p>
      <text:p text:style-name="P7">}'</text:p>
      <text:p text:style-name="P7"/>
      <text:p text:style-name="P7"/>
      <text:p text:style-name="P8">response : <text:s/><text:span text:style-name="T29">This response show that document 1 is updated.</text:span></text:p>
      <text:p text:style-name="P8"/>
      <text:p text:style-name="P8"/>
      <text:p text:style-name="P8">{"_index":"movies","_type":"_doc","_id":"1","_version":2,"result":"updated","_shards":{"total":2,"successful":1,"failed":0},"_seq_no":1,"_primary_term":1}</text:p>
      <text:p text:style-name="P7"/>
      <text:p text:style-name="P7">-------------------------------------------------------------------------</text:p>
      <text:p text:style-name="P7"/>
      <text:p text:style-name="P7"/>
      <text:p text:style-name="P9">==========================================================</text:p>
      <text:p text:style-name="P6">4. Getting all document stored in index movies</text:p>
      <text:p text:style-name="P6"/>
      <text:p text:style-name="P6"/>
      <text:p text:style-name="P6">-------------------------------------------------------------------------------------</text:p>
      <text:p text:style-name="P6"><text:span text:style-name="T3">request</text:span> : </text:p>
      <text:p text:style-name="P6"/>
      <text:p text:style-name="P6"><text:span text:style-name="T7">curl -XGET 127.0.0.1:9200/movies/_search?pretty</text:span> </text:p>
      <text:p text:style-name="P6"/>
      <text:p text:style-name="P6"><text:span text:style-name="T3">response</text:span> : {</text:p>
      <text:p text:style-name="P6"><text:s text:c="2"/>"took" : 4,</text:p>
      <text:p text:style-name="P6"><text:s text:c="2"/>"timed_out" : false,</text:p>
      <text:p text:style-name="P6"><text:s text:c="2"/>"_shards" : {</text:p>
      <text:p text:style-name="P6"><text:s text:c="4"/>"total" : 1,</text:p>
      <text:p text:style-name="P6"><text:soft-page-break/><text:s text:c="4"/>"successful" : 1,</text:p>
      <text:p text:style-name="P6"><text:s text:c="4"/>"skipped" : 0,</text:p>
      <text:p text:style-name="P6"><text:s text:c="4"/>"failed" : 0</text:p>
      <text:p text:style-name="P6"><text:s text:c="2"/>},</text:p>
      <text:p text:style-name="P6"><text:s text:c="2"/>"hits" : {</text:p>
      <text:p text:style-name="P6"><text:s text:c="4"/>"total" : {</text:p>
      <text:p text:style-name="P6"><text:s text:c="6"/>"value" : 2,</text:p>
      <text:p text:style-name="P6"><text:s text:c="6"/>"relation" : "eq"</text:p>
      <text:p text:style-name="P6"><text:s text:c="4"/>},</text:p>
      <text:p text:style-name="P6"><text:s text:c="4"/>"max_score" : 1.0,</text:p>
      <text:p text:style-name="P6"><text:s text:c="4"/>"hits" : [</text:p>
      <text:p text:style-name="P6"><text:s text:c="6"/>{</text:p>
      <text:p text:style-name="P6"><text:s text:c="8"/>"_index" : "movies",</text:p>
      <text:p text:style-name="P6"><text:s text:c="8"/>"_type" : "_doc",</text:p>
      <text:p text:style-name="P6"><text:s text:c="8"/>"_id" : "1",</text:p>
      <text:p text:style-name="P6"><text:s text:c="8"/>"_score" : 1.0,</text:p>
      <text:p text:style-name="P6"><text:s text:c="8"/>"_source" : {</text:p>
      <text:p text:style-name="P6"><text:s text:c="10"/>"genre" : [</text:p>
      <text:p text:style-name="P6"><text:s text:c="12"/>"COMEDY",</text:p>
      <text:p text:style-name="P6"><text:s text:c="12"/>"SCI-FI"</text:p>
      <text:p text:style-name="P6"><text:s text:c="10"/>],</text:p>
      <text:p text:style-name="P6"><text:s text:c="10"/>"year" : 2014,</text:p>
      <text:p text:style-name="P6"><text:s text:c="10"/>"title" : "PK",</text:p>
      <text:p text:style-name="P6"><text:s text:c="10"/>"category" : "Car Sedan"</text:p>
      <text:p text:style-name="P6"><text:s text:c="8"/>}</text:p>
      <text:p text:style-name="P6"><text:s text:c="6"/>},</text:p>
      <text:p text:style-name="P6"><text:s text:c="6"/>{</text:p>
      <text:p text:style-name="P6"><text:s text:c="8"/>"_index" : "movies",</text:p>
      <text:p text:style-name="P6"><text:s text:c="8"/>"_type" : "_doc",</text:p>
      <text:p text:style-name="P6"><text:s text:c="8"/>"_id" : "2",</text:p>
      <text:p text:style-name="P6"><text:s text:c="8"/>"_score" : 1.0,</text:p>
      <text:p text:style-name="P6"><text:s text:c="8"/>"_source" : {</text:p>
      <text:p text:style-name="P6"><text:s text:c="10"/>"genre" : [</text:p>
      <text:p text:style-name="P6"><text:s text:c="12"/>"IMAX",</text:p>
      <text:p text:style-name="P6"><text:s text:c="12"/>"SCI-FI"</text:p>
      <text:p text:style-name="P6"><text:s text:c="10"/>],</text:p>
      <text:p text:style-name="P6"><text:s text:c="10"/>"year" : 2014,</text:p>
      <text:p text:style-name="P6"><text:s text:c="10"/>"title" : "Interstellar",</text:p>
      <text:p text:style-name="P6"><text:s text:c="10"/>"category" : "Car Wash"</text:p>
      <text:p text:style-name="P6"><text:s text:c="8"/>}</text:p>
      <text:p text:style-name="P6"><text:s text:c="6"/>}</text:p>
      <text:p text:style-name="P6"><text:s text:c="4"/>]</text:p>
      <text:p text:style-name="P6"><text:s text:c="2"/>}</text:p>
      <text:p text:style-name="P6">}</text:p>
      <text:p text:style-name="P6"/>
      <text:p text:style-name="P6">It has our two document , which we have stored in movies index.</text:p>
      <text:p text:style-name="P6"/>
      <text:p text:style-name="P6"/>
      <text:p text:style-name="P6">5. <text:s/><text:span text:style-name="T30">Bulk document creation in movies index</text:span></text:p>
      <text:p text:style-name="P6"/>
      <text:p text:style-name="P15">{ "create" : { "_index" : "movies", "_id" : "3" } }</text:p>
      <text:p text:style-name="P15"><text:soft-page-break/>{ "id": "135569", "category":"interior cremaic","title" : "Star Trek Beyond", "year":2016 , "genre":["Action", "Adventure", "Sci-Fi&gt;</text:p>
      <text:p text:style-name="P15">{ "create" : { "_index" : "movies", "_id" : "4" } }</text:p>
      <text:p text:style-name="P15">{ "id": "122886", "category":"exterior cremaic","title" : "Star Wars: Episode VII - The Force Awakens", "year":2015 , "genre":["Act&gt;</text:p>
      <text:p text:style-name="P15">{ "create" : { "_index" : "movies", "_id" : "5" } }</text:p>
      <text:p text:style-name="P15">{ "id": "109487","category":"interior fan", "title" : "Interstellar", "year":2014 , "genre":["Sci-Fi", "IMAX"] }</text:p>
      <text:p text:style-name="P15"/>
      <text:p text:style-name="P15">above json is a input data to document creation. It start with ‘create’ key which has index value and its id.</text:p>
      <text:p text:style-name="P15">Below json has document value.</text:p>
      <text:p text:style-name="P15"/>
      <text:p text:style-name="P15"><text:s/>curl -XPUT 127.0.0.1:9200/_bulk?pretty -d ‘</text:p>
      <text:p text:style-name="P15">{ "create" : { "_index" : "movies", "_id" : "3" } }</text:p>
      <text:p text:style-name="P15">{ "id": "135569", "category":"interior cremaic","title" : "Star Trek Beyond", "year":2016 , "genre":["Action", "Adventure", "Sci-Fi&gt;</text:p>
      <text:p text:style-name="P15">{ "create" : { "_index" : "movies", "_id" : "4" } }</text:p>
      <text:p text:style-name="P15">{ "id": "122886", "category":"exterior cremaic","title" : "Star Wars: Episode VII - The Force Awakens", "year":2015 , "genre":["Act&gt;</text:p>
      <text:p text:style-name="P15">{ "create" : { "_index" : "movies", "_id" : "5" } }</text:p>
      <text:p text:style-name="P15">{ "id": "109487","category":"interior fan", "title" : "Interstellar", "year":2014 , "genre":["Sci-Fi", "IMAX"] }’</text:p>
      <text:p text:style-name="P15"/>
      <text:p text:style-name="P15">Other way to bulk import is </text:p>
      <text:p text:style-name="P15"/>
      <text:p text:style-name="P15">curl -XPUT 127.0.0.1:9200/_bulk?pretty –data-binary @movies.json</text:p>
      <text:p text:style-name="P15"/>
      <text:p text:style-name="P15">movies.json contain bulk documents in json format</text:p>
      <text:p text:style-name="P15"/>
      <text:p text:style-name="P15"/>
      <text:p text:style-name="P15"/>
      <text:p text:style-name="P15">7. <text:s/><text:span text:style-name="T31">Update an existing document.</text:span></text:p>
      <text:p text:style-name="P15"/>
      <text:p text:style-name="P13">Version is maintained for every document in ES. When document is updated its version is incremented. <text:span text:style-name="T32">Previous version document are later deleted by ES itself.</text:span></text:p>
      <text:p text:style-name="P13"/>
      <text:p text:style-name="P13">Request : </text:p>
      <text:p text:style-name="P13">curl -XPOST 127.0.0.1:9200/movies/_doc/{id}/_update -d ‘</text:p>
      <text:p text:style-name="P13">{</text:p>
      <text:p text:style-name="P13"><text:s text:c="5"/>“doc” : {</text:p>
      <text:p text:style-name="P13"><text:tab/> <text:s/><text:tab/>“title”: “&lt;updated title value &gt;” , </text:p>
      <text:p text:style-name="P13"><text:tab/><text:tab/>“category”: “&lt;updated category value”</text:p>
      <text:p text:style-name="P13"><text:tab/><text:tab/>}</text:p>
      <text:p text:style-name="P13">}’</text:p>
      <text:p text:style-name="P13"/>
      <text:p text:style-name="P13">I have passed 7 as <text:s/><text:span text:style-name="T32">doc </text:span>id</text:p>
      <text:p text:style-name="P13"/>
      <text:p text:style-name="P13"/>
      <text:p text:style-name="P13">Response : </text:p>
      <text:p text:style-name="P13">{"_index":"movies","_type":"_doc","_id":"7","_version":2,"result":"updated","_shards":{"total":2,"successful":1,"failed":0},"_seq_no":9,"_primary_term":3}</text:p>
      <text:p text:style-name="P13"><text:soft-page-break/></text:p>
      <text:p text:style-name="P16">8. Search particular document with its doc id</text:p>
      <text:p text:style-name="P16"/>
      <text:p text:style-name="P16">Request : <text:span text:style-name="T7"><text:s/></text:span></text:p>
      <text:p text:style-name="P16"><text:span text:style-name="T7"/></text:p>
      <text:p text:style-name="P16"><text:span text:style-name="T7">curl -XGET 127.0.0.1:9200/movies/_doc/7?pretty</text:span></text:p>
      <text:p text:style-name="P15"/>
      <text:p text:style-name="P15"/>
      <text:p text:style-name="P16">Response : </text:p>
      <text:p text:style-name="P16"/>
      <text:p text:style-name="P16">{</text:p>
      <text:p text:style-name="P16"><text:s text:c="2"/>"_index" : "movies",</text:p>
      <text:p text:style-name="P16"><text:s text:c="2"/>"_type" : "_doc",</text:p>
      <text:p text:style-name="P16"><text:s text:c="2"/>"_id" : "7", <text:s text:c="4"/>// doc id </text:p>
      <text:p text:style-name="P16"><text:s text:c="2"/>"_version" : 2,</text:p>
      <text:p text:style-name="P16"><text:s text:c="2"/>"_seq_no" : 9,</text:p>
      <text:p text:style-name="P16"><text:s text:c="2"/>"_primary_term" : 3,</text:p>
      <text:p text:style-name="P16"><text:s text:c="2"/>"found" : true,</text:p>
      <text:p text:style-name="P16"><text:s text:c="2"/>"_source" : {</text:p>
      <text:p text:style-name="P16"><text:s text:c="4"/>"id" : "1924",</text:p>
      <text:p text:style-name="P16"><text:s text:c="4"/>"category" : "fan park",</text:p>
      <text:p text:style-name="P16"><text:s text:c="4"/>"title" : "Plan 9 from inner space",</text:p>
      <text:p text:style-name="P16"><text:s text:c="4"/>"year" : 1959,</text:p>
      <text:p text:style-name="P16"><text:s text:c="4"/>"genre" : [</text:p>
      <text:p text:style-name="P16"><text:s text:c="6"/>"Horror",</text:p>
      <text:p text:style-name="P16"><text:s text:c="6"/>"Sci-Fi"</text:p>
      <text:p text:style-name="P16"><text:s text:c="4"/>]</text:p>
      <text:p text:style-name="P16"><text:s text:c="2"/>}</text:p>
      <text:p text:style-name="P16">}</text:p>
      <text:p text:style-name="P16"/>
      <text:p text:style-name="P16"/>
      <text:p text:style-name="P16">9. <text:s/>Deleting document in movie index</text:p>
      <text:p text:style-name="P16"/>
      <text:p text:style-name="P16">Just use the DELETE method and pass the document id.</text:p>
      <text:p text:style-name="P16"/>
      <text:p text:style-name="P16">Request : <text:span text:style-name="T7">curl -XDELETE 127.0.0.1:9200/movies/_doc/7</text:span></text:p>
      <text:p text:style-name="P16"><text:span text:style-name="T7"/></text:p>
      <text:p text:style-name="P17"><text:span text:style-name="T7">Response : </text:span></text:p>
      <text:p text:style-name="P17"><text:span text:style-name="T7">{</text:span></text:p>
      <text:p text:style-name="P17"><text:span text:style-name="T7"><text:s text:c="2"/>"_index" : "movies",</text:span></text:p>
      <text:p text:style-name="P17"><text:span text:style-name="T7"><text:s text:c="2"/>"_type" : "_doc",</text:span></text:p>
      <text:p text:style-name="P17"><text:span text:style-name="T7"><text:s text:c="2"/>"_id" : "7",</text:span></text:p>
      <text:p text:style-name="P17"><text:span text:style-name="T7"><text:s text:c="2"/>"_version" : 3,</text:span></text:p>
      <text:p text:style-name="P17"><text:span text:style-name="T7"><text:s text:c="2"/>"result" : "deleted",</text:span></text:p>
      <text:p text:style-name="P17"><text:span text:style-name="T7"><text:s text:c="2"/>"_shards" : {</text:span></text:p>
      <text:p text:style-name="P17"><text:span text:style-name="T7"><text:s text:c="4"/>"total" : 2,</text:span></text:p>
      <text:p text:style-name="P17"><text:span text:style-name="T7"><text:s text:c="4"/>"successful" : 1,</text:span></text:p>
      <text:p text:style-name="P17"><text:span text:style-name="T7"><text:s text:c="4"/>"failed" : 0</text:span></text:p>
      <text:p text:style-name="P17"><text:span text:style-name="T7"><text:s text:c="2"/>},</text:span></text:p>
      <text:p text:style-name="P17"><text:span text:style-name="T7"><text:s text:c="2"/>"_seq_no" : 10,</text:span></text:p>
      <text:p text:style-name="P17"><text:span text:style-name="T7"><text:s text:c="2"/>"_primary_term" : 3</text:span></text:p>
      <text:p text:style-name="P17"><text:span text:style-name="T7">}</text:span></text:p>
      <text:p text:style-name="P16"><text:soft-page-break/><text:span text:style-name="T7"/></text:p>
      <text:p text:style-name="P16"><text:span text:style-name="T7"/></text:p>
      <text:p text:style-name="P16"/>
      <text:p text:style-name="P28"><text:span text:style-name="T11">10. <text:s/>Term search in movie index</text:span></text:p>
      <text:p text:style-name="P16"/>
      <text:p text:style-name="P28"><text:span text:style-name="T11">Just use the XGET method </text:span></text:p>
      <text:p text:style-name="P16"/>
      <text:p text:style-name="P28"><text:span text:style-name="T11">Request : </text:span><text:span text:style-name="T19">curl -XGET 127.0.0.1:9200/movies/_search?q=Dark</text:span></text:p>
      <text:p text:style-name="P28"><text:span text:style-name="T19"/></text:p>
      <text:p text:style-name="P28"><text:span text:style-name="T19"/></text:p>
      <text:p text:style-name="P23"><text:span text:style-name="T25">1</text:span><text:span text:style-name="T8">1. Search in movies index</text:span></text:p>
      <text:p text:style-name="P29"><text:span text:style-name="T18"/></text:p>
      <text:p text:style-name="P29"><text:span text:style-name="T18">Request : </text:span><text:span text:style-name="T19">curl -XGET 127.0.0.1:9200/movies/_search?</text:span><text:span text:style-name="T18">pretty -d {</text:span></text:p>
      <text:p text:style-name="P29"><text:span text:style-name="T18"><text:s/>“query” : {</text:span></text:p>
      <text:p text:style-name="P29"><text:span text:style-name="T18"><text:tab/>“match” : {</text:span></text:p>
      <text:p text:style-name="P29"><text:span text:style-name="T18"><text:tab/><text:tab/>“title”: “dark”</text:span></text:p>
      <text:p text:style-name="P29"><text:span text:style-name="T18"/></text:p>
      <text:p text:style-name="P29"><text:span text:style-name="T18"><text:tab/><text:tab/>}</text:span></text:p>
      <text:p text:style-name="P29"><text:span text:style-name="T18"><text:tab/>}</text:span></text:p>
      <text:p text:style-name="P29"><text:span text:style-name="T18">}</text:span></text:p>
      <text:p text:style-name="P29"><text:span text:style-name="T18"/></text:p>
      <text:p text:style-name="P29"><text:span text:style-name="T18">Request : </text:span><text:span text:style-name="T19">curl -XGET 127.0.0.1:9200/movies/_search?</text:span><text:span text:style-name="T18">pretty -d {</text:span></text:p>
      <text:p text:style-name="P29"><text:span text:style-name="T18"><text:s/>“query” : {</text:span></text:p>
      <text:p text:style-name="P29"><text:span text:style-name="T18"><text:tab/>“match_phrase” : {</text:span></text:p>
      <text:p text:style-name="P30"><text:span text:style-name="T20"><text:tab/><text:tab/>“genre”: “sci”</text:span></text:p>
      <text:p text:style-name="P29"><text:span text:style-name="T18"/></text:p>
      <text:p text:style-name="P29"><text:span text:style-name="T18"><text:tab/><text:tab/>}</text:span></text:p>
      <text:p text:style-name="P29"><text:span text:style-name="T18"><text:tab/>}</text:span></text:p>
      <text:p text:style-name="P29"><text:span text:style-name="T18">}</text:span></text:p>
      <text:p text:style-name="P29"><text:span text:style-name="T18"/></text:p>
      <text:p text:style-name="P29"><text:span text:style-name="T18"/></text:p>
      <text:p text:style-name="P23"><text:span text:style-name="T8">12. Delete </text:span><text:span text:style-name="T26">index</text:span></text:p>
      <text:p text:style-name="P29"><text:span text:style-name="T21"/></text:p>
      <text:p text:style-name="P31"><text:span text:style-name="T18">Request : </text:span></text:p>
      <text:p text:style-name="P31"><text:span text:style-name="T18"/></text:p>
      <text:p text:style-name="P31"><text:span text:style-name="T18">curl -XDELETE 127.0.0.1:9200/movies</text:span></text:p>
      <text:p text:style-name="P31"><text:span text:style-name="T18"/></text:p>
      <text:p text:style-name="P31"><text:span text:style-name="T18">Response : { “acknowledged”:true}</text:span></text:p>
      <text:p text:style-name="P31"><text:span text:style-name="T18"/></text:p>
      <text:p text:style-name="P31"><text:span text:style-name="T18">Point to ponder : </text:span></text:p>
      <text:p text:style-name="P24"><text:span text:style-name="T8">If you want any of your field of document to be search as full text search , then set its type as keyword during creating index and put mapping .</text:span></text:p>
      <text:p text:style-name="P24"><text:span text:style-name="T8">By putting its type as keyword , ES will not analyse(no analyzer will be runned on this field ) . Rest all the are analyzed and </text:span></text:p>
      <text:p text:style-name="P24"><text:span text:style-name="T8"/></text:p>
      <text:p text:style-name="P24"><text:span text:style-name="T8"/></text:p>
      <text:p text:style-name="P24"><text:span text:style-name="T8">13. Creating index with proper mapping.</text:span></text:p>
      <text:p text:style-name="P24"><text:span text:style-name="T8"/></text:p>
      <text:p text:style-name="P24"><text:span text:style-name="T8"/></text:p>
      <text:p text:style-name="P32"><text:span text:style-name="T21">curl -XPUT 127.0.0.1:9200/movies</text:span><text:span text:style-name="T12"> -d </text:span><text:span text:style-name="T21">‘{</text:span></text:p>
      <text:p text:style-name="P31"><text:span text:style-name="T18">“mapping”: {</text:span></text:p>
      <text:p text:style-name="P31"><text:span text:style-name="T18"><text:tab/><text:tab/>“properties” : {</text:span></text:p>
      <text:p text:style-name="P31"><text:soft-page-break/><text:span text:style-name="T18"><text:tab/><text:tab/><text:tab/>“id” : {</text:span></text:p>
      <text:p text:style-name="P31"><text:span text:style-name="T18"><text:tab/><text:tab/><text:tab/><text:tab/>“type”:”integer”</text:span></text:p>
      <text:p text:style-name="P31"><text:span text:style-name="T18"><text:tab/><text:tab/><text:tab/>},</text:span></text:p>
      <text:p text:style-name="P31"><text:span text:style-name="T18"><text:tab/><text:tab/><text:tab/>“year” : {</text:span></text:p>
      <text:p text:style-name="P31"><text:span text:style-name="T18"><text:tab/><text:tab/><text:tab/><text:tab/>“type”:”date”</text:span></text:p>
      <text:p text:style-name="P31"><text:span text:style-name="T18"><text:tab/><text:tab/><text:tab/>},</text:span></text:p>
      <text:p text:style-name="P31"><text:span text:style-name="T18"><text:tab/><text:tab/><text:tab/>“genre” : {</text:span></text:p>
      <text:p text:style-name="P31"><text:span text:style-name="T18"><text:tab/><text:tab/><text:tab/><text:tab/>“type”:”keyword” </text:span></text:p>
      <text:p text:style-name="P31"><text:span text:style-name="T18"><text:tab/><text:tab/><text:tab/>},</text:span></text:p>
      <text:p text:style-name="P31"><text:span text:style-name="T18"><text:tab/><text:tab/><text:tab/>“category”: { </text:span></text:p>
      <text:p text:style-name="P31"><text:span text:style-name="T18"><text:tab/><text:tab/><text:tab/><text:tab/>“type”:”keyword”</text:span></text:p>
      <text:p text:style-name="P31"><text:span text:style-name="T18"><text:tab/><text:tab/><text:tab/>},</text:span></text:p>
      <text:p text:style-name="P31"><text:span text:style-name="T18"><text:tab/><text:tab/><text:tab/>“</text:span><text:span text:style-name="T22">title”: {</text:span></text:p>
      <text:p text:style-name="P31"><text:span text:style-name="T22"><text:tab/><text:tab/><text:tab/><text:tab/>“type”:”text” , “analyzer”:”english” // we can define analyzer for particular field of document</text:span></text:p>
      <text:p text:style-name="P31"><text:span text:style-name="T18"><text:tab/><text:tab/>}</text:span></text:p>
      <text:p text:style-name="P31"><text:span text:style-name="T18"><text:tab/>}</text:span></text:p>
      <text:p text:style-name="P31"><text:span text:style-name="T18">}’</text:span></text:p>
      <text:p text:style-name="P31"><text:span text:style-name="T18"/></text:p>
      <text:p text:style-name="P31"><text:span text:style-name="T18"/></text:p>
      <text:p text:style-name="P33"><text:span text:style-name="T18">Response : </text:span></text:p>
      <text:p text:style-name="P33"><text:span text:style-name="T18"/></text:p>
      <text:p text:style-name="P33"><text:span text:style-name="T18">{</text:span></text:p>
      <text:p text:style-name="P33"><text:span text:style-name="T18"><text:s text:c="2"/>"acknowledged" : true,</text:span></text:p>
      <text:p text:style-name="P33"><text:span text:style-name="T18"><text:s text:c="2"/>"shards_acknowledged" : true,</text:span></text:p>
      <text:p text:style-name="P33"><text:span text:style-name="T18"><text:s text:c="2"/>"index" : "movies"</text:span></text:p>
      <text:p text:style-name="P33"><text:span text:style-name="T18">}</text:span></text:p>
      <text:p text:style-name="P33"><text:span text:style-name="T18"/></text:p>
      <text:p text:style-name="P34"><text:span text:style-name="T5">SEARCHING IN ES</text:span><text:span text:style-name="T6"> :</text:span><text:span text:style-name="T13"> <text:s/></text:span></text:p>
      <text:p text:style-name="P34"><text:span text:style-name="T14"/></text:p>
      <text:p text:style-name="P34"><text:span text:style-name="T15">A</text:span><text:span text:style-name="T14">. Query lite : </text:span><text:span text:style-name="T15">This search is Called URI Search . </text:span></text:p>
      <text:p text:style-name="P34"><text:span text:style-name="T14"><text:s/></text:span></text:p>
      <text:p text:style-name="P35"><text:span text:style-name="T9">Request : curl --request GET 'http://localhost:9200/movies/_search?q=title:star&amp;pretty'</text:span></text:p>
      <text:p text:style-name="P35"><text:span text:style-name="T9"><text:s text:c="61"/></text:span><text:span text:style-name="T15">or</text:span></text:p>
      <text:p text:style-name="P35"><text:span text:style-name="T9"><text:tab/> <text:s text:c="4"/></text:span><text:span text:style-name="T15">curl -XGET 127.0.0.1:9200/movies/_search?q=title:star&amp;pretty</text:span></text:p>
      <text:p text:style-name="P35"><text:span text:style-name="T9">this is search request which search for all document in movies index which has title as star</text:span></text:p>
      <text:p text:style-name="P35"><text:span text:style-name="T9"/></text:p>
      <text:p text:style-name="P36"><text:span text:style-name="T9">Response : It will return all document with title as star</text:span></text:p>
      <text:p text:style-name="P36"><text:span text:style-name="T9">{</text:span></text:p>
      <text:p text:style-name="P36"><text:span text:style-name="T9"><text:s text:c="2"/>"took" : 5,</text:span></text:p>
      <text:p text:style-name="P36"><text:span text:style-name="T9"><text:s text:c="2"/>"timed_out" : false,</text:span></text:p>
      <text:p text:style-name="P36"><text:span text:style-name="T9"><text:s text:c="2"/>"_shards" : {</text:span></text:p>
      <text:p text:style-name="P36"><text:span text:style-name="T9"><text:s text:c="4"/>"total" : 1,</text:span></text:p>
      <text:p text:style-name="P36"><text:span text:style-name="T9"><text:s text:c="4"/>"successful" : 1,</text:span></text:p>
      <text:p text:style-name="P36"><text:span text:style-name="T9"><text:s text:c="4"/>"skipped" : 0,</text:span></text:p>
      <text:p text:style-name="P36"><text:span text:style-name="T9"><text:s text:c="4"/>"failed" : 0</text:span></text:p>
      <text:p text:style-name="P36"><text:span text:style-name="T9"><text:s text:c="2"/>},</text:span></text:p>
      <text:p text:style-name="P36"><text:span text:style-name="T9"><text:s text:c="2"/>"hits" : {</text:span></text:p>
      <text:p text:style-name="P36"><text:span text:style-name="T9"><text:s text:c="4"/>"total" : {</text:span></text:p>
      <text:p text:style-name="P36"><text:span text:style-name="T9"><text:s text:c="6"/>"value" : 2,</text:span></text:p>
      <text:p text:style-name="P36"><text:span text:style-name="T9"><text:s text:c="6"/>"relation" : "eq"</text:span></text:p>
      <text:p text:style-name="P36"><text:span text:style-name="T9"><text:s text:c="4"/>},</text:span></text:p>
      <text:p text:style-name="P36"><text:soft-page-break/><text:span text:style-name="T9"><text:s text:c="4"/>"max_score" : 0.919734,</text:span></text:p>
      <text:p text:style-name="P36"><text:span text:style-name="T9"><text:s text:c="4"/>"hits" : [</text:span></text:p>
      <text:p text:style-name="P36"><text:span text:style-name="T9"><text:s text:c="6"/>{</text:span></text:p>
      <text:p text:style-name="P36"><text:span text:style-name="T9"><text:s text:c="8"/>"_index" : "movies",</text:span></text:p>
      <text:p text:style-name="P36"><text:span text:style-name="T9"><text:s text:c="8"/>"_type" : "_doc",</text:span></text:p>
      <text:p text:style-name="P36"><text:span text:style-name="T9"><text:s text:c="8"/>"_id" : "3",</text:span></text:p>
      <text:p text:style-name="P36"><text:span text:style-name="T9"><text:s text:c="8"/>"_score" : 0.919734,</text:span></text:p>
      <text:p text:style-name="P36"><text:span text:style-name="T9"><text:s text:c="8"/>"_source" : {</text:span></text:p>
      <text:p text:style-name="P36"><text:span text:style-name="T9"><text:s text:c="10"/>"id" : "135569",</text:span></text:p>
      <text:p text:style-name="P36"><text:span text:style-name="T9"><text:s text:c="10"/>"category" : "interior cremaic",</text:span></text:p>
      <text:p text:style-name="P36"><text:span text:style-name="T9"><text:s text:c="10"/>"title" : "Star Trek Beyond",</text:span></text:p>
      <text:p text:style-name="P36"><text:span text:style-name="T9"><text:s text:c="10"/>"year" : 2016,</text:span></text:p>
      <text:p text:style-name="P36"><text:span text:style-name="T9"><text:s text:c="10"/>"genre" : [</text:span></text:p>
      <text:p text:style-name="P36"><text:span text:style-name="T9"><text:s text:c="12"/>"Action",</text:span></text:p>
      <text:p text:style-name="P36"><text:span text:style-name="T9"><text:s text:c="12"/>"Adventure",</text:span></text:p>
      <text:p text:style-name="P36"><text:span text:style-name="T9"><text:s text:c="12"/>"Sci-Fi"</text:span></text:p>
      <text:p text:style-name="P36"><text:span text:style-name="T9"><text:s text:c="10"/>]</text:span></text:p>
      <text:p text:style-name="P36"><text:span text:style-name="T9"><text:s text:c="8"/>}</text:span></text:p>
      <text:p text:style-name="P36"><text:span text:style-name="T9"><text:s text:c="6"/>},</text:span></text:p>
      <text:p text:style-name="P36"><text:span text:style-name="T9"><text:s text:c="6"/>{</text:span></text:p>
      <text:p text:style-name="P36"><text:span text:style-name="T9"><text:s text:c="8"/>"_index" : "movies",</text:span></text:p>
      <text:p text:style-name="P36"><text:span text:style-name="T9"><text:s text:c="8"/>"_type" : "_doc",</text:span></text:p>
      <text:p text:style-name="P36"><text:span text:style-name="T9"><text:s text:c="8"/>"_id" : "4",</text:span></text:p>
      <text:p text:style-name="P36"><text:span text:style-name="T9"><text:s text:c="8"/>"_score" : 0.666854,</text:span></text:p>
      <text:p text:style-name="P36"><text:span text:style-name="T9"><text:s text:c="8"/>"_source" : {</text:span></text:p>
      <text:p text:style-name="P36"><text:span text:style-name="T9"><text:s text:c="10"/>"id" : "122886",</text:span></text:p>
      <text:p text:style-name="P36"><text:span text:style-name="T9"><text:s text:c="10"/>"category" : "exterior cremaic",</text:span></text:p>
      <text:p text:style-name="P36"><text:span text:style-name="T9"><text:s text:c="10"/>"title" : "Star Wars: Episode VII - The Force Awakens",</text:span></text:p>
      <text:p text:style-name="P36"><text:span text:style-name="T9"><text:s text:c="10"/>"year" : 2015,</text:span></text:p>
      <text:p text:style-name="P36"><text:span text:style-name="T9"><text:s text:c="10"/>"genre" : [</text:span></text:p>
      <text:p text:style-name="P36"><text:span text:style-name="T9"><text:s text:c="12"/>"Action",</text:span></text:p>
      <text:p text:style-name="P36"><text:span text:style-name="T9"><text:s text:c="12"/>"Adventure",</text:span></text:p>
      <text:p text:style-name="P36"><text:span text:style-name="T9"><text:s text:c="12"/>"Fantasy",</text:span></text:p>
      <text:p text:style-name="P36"><text:span text:style-name="T9"><text:s text:c="12"/>"Sci-Fi",</text:span></text:p>
      <text:p text:style-name="P36"><text:span text:style-name="T9"><text:s text:c="12"/>"IMAX"</text:span></text:p>
      <text:p text:style-name="P36"><text:span text:style-name="T9"><text:s text:c="10"/>]</text:span></text:p>
      <text:p text:style-name="P36"><text:span text:style-name="T9"><text:s text:c="8"/>}</text:span></text:p>
      <text:p text:style-name="P36"><text:span text:style-name="T9"><text:s text:c="6"/>}</text:span></text:p>
      <text:p text:style-name="P36"><text:span text:style-name="T9"><text:s text:c="4"/>]</text:span></text:p>
      <text:p text:style-name="P36"><text:span text:style-name="T9"><text:s text:c="2"/>}</text:span></text:p>
      <text:p text:style-name="P36"><text:span text:style-name="T9">}</text:span></text:p>
      <text:p text:style-name="P36"><text:span text:style-name="T9"/></text:p>
      <text:p text:style-name="P36"><text:span text:style-name="T9"/></text:p>
      <text:p text:style-name="P36"><text:span text:style-name="T9">curl GET '</text:span><text:a xlink:type="simple" xlink:href="http://localhost:9200/movies/_search?q=+year" text:style-name="Internet_20_link" text:visited-style-name="Visited_20_Internet_20_Link">http://localhost:9200/movies/_search?q=+year</text:a><text:span text:style-name="T9">&gt;2010+title:star&amp;pretty=true'</text:span></text:p>
      <text:p text:style-name="P36"><text:span text:style-name="T9"/></text:p>
      <text:p text:style-name="P36"><text:span text:style-name="T9">conditonal query which start with + (for boolean) as year &gt; 2010 and title as star.</text:span></text:p>
      <text:p text:style-name="P34"><text:span text:style-name="T14"/></text:p>
      <text:p text:style-name="P34"><text:span text:style-name="T13"><text:s/>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31"><text:span text:style-name="T18"/></text:p>
      <text:p text:style-name="P31"><text:soft-page-break/><text:span text:style-name="T18"/></text:p>
      <text:p text:style-name="P25"><text:span text:style-name="T8">B. Request Body Search : Here you pass json as </text:span><text:span text:style-name="T27">request </text:span><text:span text:style-name="T8">body for document search.</text:span></text:p>
      <text:p text:style-name="P25"><text:span text:style-name="T8"/></text:p>
      <text:p text:style-name="P25"><text:span text:style-name="T8"/></text:p>
      <text:p text:style-name="P25"><text:span text:style-name="T8">Previous URL search can be depicted as Request Body Search as --&gt; </text:span></text:p>
      <text:p text:style-name="P25"><text:span text:style-name="T8"/></text:p>
      <text:p text:style-name="P25"><text:span text:style-name="T8">curl -XGET 127.0.0.1:9200/movies/_search?pretty -d ‘{</text:span></text:p>
      <text:p text:style-name="P25"><text:span text:style-name="T8"><text:s text:c="2"/>“query” : {</text:span></text:p>
      <text:p text:style-name="P25"><text:span text:style-name="T8"><text:tab/><text:tab/>“match” : {</text:span></text:p>
      <text:p text:style-name="P25"><text:span text:style-name="T8"><text:tab/><text:tab/><text:tab/>“title”:”star”</text:span></text:p>
      <text:p text:style-name="P25"><text:span text:style-name="T8"><text:tab/><text:tab/>}</text:span></text:p>
      <text:p text:style-name="P25"><text:span text:style-name="T8"><text:tab/>}</text:span></text:p>
      <text:p text:style-name="P25"><text:span text:style-name="T8">}’</text:span></text:p>
      <text:p text:style-name="P29"><text:span text:style-name="T18"/></text:p>
      <text:p text:style-name="P29"><text:span text:style-name="T18"/></text:p>
      <text:p text:style-name="P37"><text:span text:style-name="T18">Point to ponder : In GET request of Rest Api , there is not request body as such.</text:span></text:p>
      <text:p text:style-name="P37"><text:span text:style-name="T18"/></text:p>
      <text:p text:style-name="P26"><text:span text:style-name="T8">Filters </text:span><text:span text:style-name="T18">ask a yes /no question of your data.</text:span></text:p>
      <text:p text:style-name="P26"><text:span text:style-name="T8">Queries </text:span><text:span text:style-name="T18">return data in terms of relevance.</text:span></text:p>
      <text:p text:style-name="P26"><text:span text:style-name="T18"/></text:p>
      <text:p text:style-name="P26"><text:span text:style-name="T18">Use </text:span><text:span text:style-name="T8">Filters </text:span><text:span text:style-name="T18">when you can – they are faster and cacheable.</text:span></text:p>
      <text:p text:style-name="P26"><text:span text:style-name="T18"/></text:p>
      <text:p text:style-name="P26"><text:span text:style-name="T18">Curl -XGET 127.0.0.1/movies/_search?pretty -d ‘{</text:span></text:p>
      <text:p text:style-name="P26"><text:span text:style-name="T18">“query” : {</text:span></text:p>
      <text:p text:style-name="P26"><text:span text:style-name="T18"><text:tab/>“bool” : {</text:span></text:p>
      <text:p text:style-name="P26"><text:span text:style-name="T18"><text:tab/><text:tab/>“must” : { <text:s/>“title”:”star” },</text:span></text:p>
      <text:p text:style-name="P26"><text:span text:style-name="T18"><text:tab/><text:tab/>“filter”<text:tab/>: { “range”: <text:s/>{ “year” <text:s/>: <text:s/>{ “gte”: 2015 }}}</text:span></text:p>
      <text:p text:style-name="P26"><text:span text:style-name="T18"><text:tab/>}</text:span></text:p>
      <text:p text:style-name="P26"><text:span text:style-name="T18">}}’</text:span></text:p>
      <text:p text:style-name="P26"><text:span text:style-name="T18"/></text:p>
      <text:p text:style-name="P38"><text:span text:style-name="T23">Here within a query we have a </text:span><text:span text:style-name="T16">Boolean query </text:span><text:span text:style-name="T23">( which means you can combine things together ) and equivalent to </text:span><text:span text:style-name="T16">AND</text:span><text:span text:style-name="T23"> within </text:span><text:span text:style-name="T16">Boolean query</text:span><text:span text:style-name="T23"> is called </text:span><text:span text:style-name="T16">Must </text:span><text:span text:style-name="T23">. So by saying Must term title as star, we are saying that this query must contain the term start </text:span><text:span text:style-name="T24">with in title to be valid result .</text:span></text:p>
      <text:p text:style-name="P39"><text:span text:style-name="T18">Then we are going further to filter that result by having a range filter that contains year greater than or equal to 2010</text:span></text:p>
      <text:p text:style-name="P39"><text:span text:style-name="T18"/></text:p>
      <text:p text:style-name="P39"><text:span text:style-name="T18"/></text:p>
      <text:p text:style-name="P20">SOME TYPES OF FILTER : </text:p>
      <text:p text:style-name="P27"><text:span text:style-name="T8"/></text:p>
      <text:p text:style-name="P27"><text:span text:style-name="T8">Term : filter by exact values </text:span></text:p>
      <text:p text:style-name="P40"><text:span text:style-name="T8">{ “term” : { “year”:2010 }}</text:span></text:p>
      <text:p text:style-name="P40"><text:span text:style-name="T8"/></text:p>
      <text:p text:style-name="P40"><text:span text:style-name="T9">Terms</text:span><text:span text:style-name="T8"> : </text:span><text:span text:style-name="T9">Match if any exact values in a list match</text:span><text:span text:style-name="T8"> </text:span></text:p>
      <text:p text:style-name="P40"><text:span text:style-name="T8"/></text:p>
      <text:p text:style-name="P40"><text:span text:style-name="T8">{ “terms” : { “genre” : [“Sci-Fi”,”Action”] }} </text:span></text:p>
      <text:p text:style-name="P40"><text:span text:style-name="T8"/></text:p>
      <text:p text:style-name="P27"><text:span text:style-name="T8">Bool : combine filters with boolean logic (must , must_not , should ) </text:span></text:p>
      <text:p text:style-name="P27"><text:span text:style-name="T8"/></text:p>
      <text:p text:style-name="P27"><text:span text:style-name="T8">Exists : Find document where a field exists </text:span></text:p>
      <text:p text:style-name="P27"><text:span text:style-name="T8"/></text:p>
      <text:p text:style-name="P27"><text:span text:style-name="T8">{ “exists” : { “field” : “tags” }}</text:span></text:p>
      <text:p text:style-name="P27"><text:span text:style-name="T8"/></text:p>
      <text:p text:style-name="P27"><text:soft-page-break/><text:span text:style-name="T8">Missing : Find document where a field is missing </text:span></text:p>
      <text:p text:style-name="P27"><text:span text:style-name="T8"/></text:p>
      <text:p text:style-name="P27"><text:span text:style-name="T8">{ “missing” <text:s/>: { “field” : “tags” }} </text:span></text:p>
      <text:p text:style-name="P27"><text:span text:style-name="T8">Range : Find <text:tab/>number or dates in a given range (gt , gte , lt , lte )</text:span></text:p>
      <text:p text:style-name="P27"><text:span text:style-name="T8">gt (greater than ), gte (greater than equal to ) , lt (less than ) , lte (less than equal to )</text:span></text:p>
      <text:p text:style-name="P27"><text:span text:style-name="T8"/></text:p>
      <text:p text:style-name="P27"><text:span text:style-name="T8">{ “range” : {“year”: <text:s/>{ “gte” <text:s/>:2000 }}}</text:span></text:p>
      <text:p text:style-name="P27"><text:span text:style-name="T8"/></text:p>
      <text:p text:style-name="P20"/>
      <text:p text:style-name="P20">SOME TYPES OF QUERIES : </text:p>
      <text:p text:style-name="P20"/>
      <text:p text:style-name="P18">Match_all : return all documents and is a default. Normally used with filter . </text:p>
      <text:p text:style-name="P18"/>
      <text:p text:style-name="P18">{ “match_all” : <text:s/>{}}</text:p>
      <text:p text:style-name="P18"/>
      <text:p text:style-name="P18">Match : Search analyzed result , such as <text:tab/>full text search.</text:p>
      <text:p text:style-name="P18"/>
      <text:p text:style-name="P18">{ “match” : { “title” : “star” }}</text:p>
      <text:p text:style-name="P18"/>
      <text:p text:style-name="P18"/>
      <text:p text:style-name="P27"><text:span text:style-name="T8"/></text:p>
      <text:p text:style-name="P26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00:51:50.832136511</meta:creation-date>
    <dc:date>2022-07-11T16:19:15.101063093</dc:date>
    <meta:editing-duration>P1DT14H37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0" meta:paragraph-count="340" meta:word-count="1558" meta:character-count="11666" meta:non-whitespace-character-count="9028"/>
  </office:meta>
</office:document-meta>
</file>